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07cm" fo:min-width="4.9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007cm" fo:min-width="4.9cm"/>
    </style:style>
    <style:style style:name="gr7" style:family="graphic" style:parent-style-name="objectwithoutfill">
      <style:graphic-properties draw:marker-start="Dimension_20_Lines" draw:marker-end="Dimension_20_Lines" draw:marker-end-width="0.3cm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3333" draw:fill-color="#ff3333" draw:textarea-horizontal-align="justify" draw:textarea-vertical-align="middle" draw:auto-grow-height="false" fo:min-height="0.217cm" fo:min-width="1.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84cm" fo:min-width="0cm"/>
    </style:style>
    <style:style style:name="gr11" style:family="graphic" style:parent-style-name="standard">
      <style:graphic-properties svg:stroke-color="#000000" draw:fill="none" draw:textarea-vertical-align="middle"/>
    </style:style>
    <style:style style:name="gr12" style:family="graphic" style:parent-style-name="standard">
      <style:graphic-properties draw:textarea-vertical-align="middle" draw:auto-grow-height="false" fo:min-height="0.442cm" fo:min-width="0cm"/>
    </style:style>
    <style:style style:name="gr13" style:family="graphic" style:parent-style-name="standard">
      <style:graphic-properties svg:stroke-color="#ff3333" draw:fill-color="#ff3333" draw:textarea-vertical-align="middle" draw:auto-grow-height="false" fo:min-height="5.15cm" fo:min-width="1.471cm"/>
    </style:style>
    <style:style style:name="gr14" style:family="graphic" style:parent-style-name="standard">
      <style:graphic-properties svg:stroke-color="#ff3333" draw:fill-color="#ff3333" draw:textarea-horizontal-align="justify" draw:textarea-vertical-align="middle" draw:auto-grow-height="false" fo:min-height="0.536cm" fo:min-width="1.864cm"/>
    </style:style>
    <style:style style:name="gr15" style:family="graphic" style:parent-style-name="standard">
      <style:graphic-properties svg:stroke-color="#ff3333" draw:fill-color="#ff3333" draw:textarea-vertical-align="middle" draw:auto-grow-height="false" fo:min-height="4.95cm" fo:min-width="2.472cm"/>
    </style:style>
    <style:style style:name="gr16" style:family="graphic" style:parent-style-name="standard">
      <style:graphic-properties svg:stroke-color="#ff3333" draw:fill-color="#ff3333" draw:textarea-vertical-align="middle" draw:auto-grow-height="false" fo:min-height="5.15cm" fo:min-width="0.3cm"/>
    </style:style>
    <style:style style:name="gr17" style:family="graphic" style:parent-style-name="standard">
      <style:graphic-properties svg:stroke-color="#ff3333" draw:fill-color="#ff3333" draw:textarea-horizontal-align="justify" draw:textarea-vertical-align="middle" draw:auto-grow-height="false" fo:min-height="0.55cm" fo:min-width="1.775cm"/>
    </style:style>
    <style:style style:name="gr18" style:family="graphic" style:parent-style-name="standard">
      <style:graphic-properties svg:stroke-color="#ff3333" draw:fill-color="#ff3333" draw:textarea-vertical-align="middle" draw:auto-grow-height="false" fo:min-height="4.35cm" fo:min-width="1.872cm"/>
    </style:style>
    <style:style style:name="gr19" style:family="graphic" style:parent-style-name="standard">
      <style:graphic-properties svg:stroke-color="#ff3333" draw:fill-color="#ff3333" draw:textarea-vertical-align="middle" draw:auto-grow-height="false" fo:min-height="3.721cm" fo:min-width="3.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3333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13" style:family="paragraph">
      <style:text-properties fo:color="#ff3333" fo:font-size="28pt" style:font-size-asian="28pt" style:font-size-complex="28pt"/>
    </style:style>
    <style:style style:name="P14" style:family="paragraph">
      <style:text-properties style:use-window-font-color="true"/>
    </style:style>
    <style:style style:name="P15" style:family="paragraph">
      <style:text-properties fo:font-size="28pt"/>
    </style:style>
    <style:style style:name="P16" style:family="paragraph">
      <style:text-properties style:font-name="Liberation Mono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Mono" fo:font-size="28pt" style:font-size-asian="28pt" style:font-size-complex="28pt"/>
    </style:style>
    <style:style style:name="T4" style:family="text">
      <style:text-properties fo:color="#ff3333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Liberation Mono" fo:font-size="28pt" style:font-size-asian="28pt" style:font-size-complex="28pt"/>
    </style:style>
    <style:style style:name="T7" style:family="text">
      <style:text-properties fo:color="#009900" style:font-name="Liberation Mono" fo:font-size="28pt" style:font-size-asian="28pt" style:font-size-complex="28pt"/>
    </style:style>
    <style:style style:name="T8" style:family="text">
      <style:text-properties style:font-name="Liberation Mono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8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8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8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10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 text:start-value="10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 text:start-value="10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 text:start-value="10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 text:start-value="10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 text:start-value="10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 text:start-value="10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 text:start-value="10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 text:start-value="10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 text:start-value="10">
        <style:list-level-properties text:space-before="11.4cm" text:min-label-width="0.6cm"/>
        <style:text-properties fo:color="#000000" fo:font-size="100%"/>
      </text:list-level-style-number>
    </text:list-style>
    <text:list-style style:name="L9">
      <text:list-level-style-number text:level="1" style:num-suffix=")" style:num-format="1" text:start-value="1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1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1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7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number text:level="1" style:num-suffix=")" style:num-format="1" text:start-value="1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7">
      <text:list-level-style-number text:level="1" style:num-suffix=")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1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1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16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)" style:num-format="1" text:start-value="2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emystifying the Thunderbots Fir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rdware</text:p>
              </text:list-item>
              <text:list-item>
                <text:p>Firmware</text:p>
              </text:list-item>
              <text:list-item>
                <text:p>VHD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custom-shape draw:style-name="gr2" draw:text-style-name="P4" xml:id="id2" draw:id="id2" draw:layer="layout" svg:width="5.4cm" svg:height="1.257cm" svg:x="15.3cm" svg:y="9.772cm">
          <text:p text:style-name="P4">XC6SLX9 FPGA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4cm" svg:height="1.257cm" svg:x="7.3cm" svg:y="9.772cm">
          <text:p text:style-name="P4">STM32F4 MCU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5.4cm" svg:height="1.257cm" svg:x="21.4cm" svg:y="12.143cm">
          <text:p text:style-name="P4">Radio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4cm" svg:height="1.257cm" svg:x="21.4cm" svg:y="10.543cm">
          <text:p text:style-name="P4">Gyroscope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5.4cm" svg:height="1.257cm" svg:x="21.4cm" svg:y="9cm">
          <text:p text:style-name="P4">Accelerometer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5.4cm" svg:height="1.257cm" svg:x="21.4cm" svg:y="7.4cm">
          <text:p text:style-name="P4">Motors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5.4cm" svg:height="1.257cm" svg:x="1.2cm" svg:y="12.943cm">
          <text:p text:style-name="P4">Chi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4cm" svg:height="1.257cm" svg:x="1.2cm" svg:y="8.2cm">
          <text:p text:style-name="P4">SD Card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4cm" svg:height="1.257cm" svg:x="1.2cm" svg:y="11.343cm">
          <text:p text:style-name="P4">Power Control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5.4cm" svg:height="1.257cm" svg:x="1.2cm" svg:y="9.743cm">
          <text:p text:style-name="P4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5.4cm" svg:height="1.257cm" svg:x="1.2cm" svg:y="6.6cm">
          <text:p text:style-name="P4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" draw:start-glue-point="1" draw:end-shape="id2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3" draw:start-glue-point="0" draw:end-shape="id4" draw:end-glue-point="1" svg:d="M10000 8828v-1600h-3400" svg:viewBox="0 0 3401 1601">
          <text:p/>
        </draw:connector>
        <draw:connector draw:style-name="gr4" draw:text-style-name="P5" xml:id="id3" draw:id="id3" draw:layer="layout" svg:x1="10cm" svg:y1="9.772cm" svg:x2="6.6cm" svg:y2="8.828cm" draw:start-shape="id1" draw:start-glue-point="0" draw:end-shape="id5" draw:end-glue-point="1" svg:d="M10000 9772v-944h-3400" svg:viewBox="0 0 3401 945">
          <text:p/>
        </draw:connector>
        <draw:connector draw:style-name="gr4" draw:text-style-name="P5" xml:id="id7" draw:id="id7" draw:layer="layout" svg:x1="10cm" svg:y1="11.029cm" svg:x2="6.6cm" svg:y2="11.971cm" draw:start-shape="id1" draw:start-glue-point="2" draw:end-shape="id6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7" draw:start-glue-point="0" draw:end-shape="id8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" draw:start-glue-point="3" draw:end-shape="id9" draw:end-glue-point="1" svg:d="M7300 10400h-350v-29h-350" svg:viewBox="0 0 701 30">
          <text:p/>
        </draw:connector>
        <draw:connector draw:style-name="gr4" draw:text-style-name="P5" xml:id="id16" draw:id="id16" draw:layer="layout" svg:x1="18cm" svg:y1="9.628cm" svg:x2="21.4cm" svg:y2="8.028cm" draw:start-shape="id10" draw:start-glue-point="0" draw:end-shape="id11" draw:end-glue-point="3" svg:d="M18000 9628v-1600h3400" svg:viewBox="0 0 3401 1601">
          <text:p/>
        </draw:connector>
        <draw:connector draw:style-name="gr4" draw:text-style-name="P5" xml:id="id10" draw:id="id10" draw:layer="layout" svg:x1="18cm" svg:y1="9.772cm" svg:x2="21.4cm" svg:y2="9.628cm" draw:start-shape="id2" draw:start-glue-point="0" draw:end-shape="id12" draw:end-glue-point="3" svg:d="M18000 9772v-144h3400" svg:viewBox="0 0 3401 145">
          <text:p/>
        </draw:connector>
        <draw:connector draw:style-name="gr4" draw:text-style-name="P5" xml:id="id14" draw:id="id14" draw:layer="layout" svg:x1="18cm" svg:y1="11.029cm" svg:x2="21.4cm" svg:y2="11.171cm" draw:start-shape="id2" draw:start-glue-point="2" draw:end-shape="id13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4" draw:start-glue-point="0" draw:end-shape="id15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6" draw:start-glue-point="0" draw:end-shape="id4" draw:end-glue-point="0" svg:d="M18000 8028v-1930h-14100v502" svg:viewBox="0 0 14101 193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custom-shape draw:style-name="gr2" draw:text-style-name="P4" xml:id="id18" draw:id="id18" draw:layer="layout" svg:width="5.4cm" svg:height="1.257cm" svg:x="15.3cm" svg:y="9.772cm">
          <text:p text:style-name="P4">XC6SLX9 FPGA</text:p>
          <draw:enhanced-geometry svg:viewBox="0 0 21600 21600" draw:type="rectangle" draw:enhanced-path="M 0 0 L 21600 0 21600 21600 0 21600 0 0 Z N"/>
        </draw:custom-shape>
        <draw:custom-shape draw:style-name="gr6" draw:text-style-name="P6" xml:id="id17" draw:id="id17" draw:layer="layout" svg:width="5.4cm" svg:height="1.257cm" svg:x="7.3cm" svg:y="9.772cm">
          <text:p text:style-name="P4">STM32F4 MCU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5.4cm" svg:height="1.257cm" svg:x="21.4cm" svg:y="12.143cm">
          <text:p text:style-name="P4">Radio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5.4cm" svg:height="1.257cm" svg:x="21.4cm" svg:y="10.543cm">
          <text:p text:style-name="P4">Gyroscope</text:p>
          <draw:enhanced-geometry svg:viewBox="0 0 21600 21600" draw:type="rectangle" draw:enhanced-path="M 0 0 L 21600 0 21600 21600 0 21600 0 0 Z N"/>
        </draw:custom-shape>
        <draw:custom-shape draw:style-name="gr2" draw:text-style-name="P4" xml:id="id28" draw:id="id28" draw:layer="layout" svg:width="5.4cm" svg:height="1.257cm" svg:x="21.4cm" svg:y="9cm">
          <text:p text:style-name="P4">Acceleromet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5.4cm" svg:height="1.257cm" svg:x="21.4cm" svg:y="7.4cm">
          <text:p text:style-name="P4">Motors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5.4cm" svg:height="1.257cm" svg:x="1.2cm" svg:y="12.943cm">
          <text:p text:style-name="P4">Chi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5.4cm" svg:height="1.257cm" svg:x="1.2cm" svg:y="8.2cm">
          <text:p text:style-name="P4">SD Card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.4cm" svg:height="1.257cm" svg:x="1.2cm" svg:y="11.343cm">
          <text:p text:style-name="P4">Power Control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5.4cm" svg:height="1.257cm" svg:x="1.2cm" svg:y="9.743cm">
          <text:p text:style-name="P4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5.4cm" svg:height="1.257cm" svg:x="1.2cm" svg:y="6.6cm">
          <text:p text:style-name="P4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7" draw:start-glue-point="1" draw:end-shape="id18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9" draw:start-glue-point="0" draw:end-shape="id20" draw:end-glue-point="1" svg:d="M10000 8828v-1600h-3400" svg:viewBox="0 0 3401 1601">
          <text:p/>
        </draw:connector>
        <draw:connector draw:style-name="gr4" draw:text-style-name="P5" xml:id="id19" draw:id="id19" draw:layer="layout" svg:x1="10cm" svg:y1="9.772cm" svg:x2="6.6cm" svg:y2="8.828cm" draw:start-shape="id17" draw:start-glue-point="0" draw:end-shape="id21" draw:end-glue-point="1" svg:d="M10000 9772v-944h-3400" svg:viewBox="0 0 3401 945">
          <text:p/>
        </draw:connector>
        <draw:connector draw:style-name="gr4" draw:text-style-name="P5" xml:id="id23" draw:id="id23" draw:layer="layout" svg:x1="10cm" svg:y1="11.029cm" svg:x2="6.6cm" svg:y2="11.971cm" draw:start-shape="id17" draw:start-glue-point="2" draw:end-shape="id22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23" draw:start-glue-point="0" draw:end-shape="id24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7" draw:start-glue-point="3" draw:end-shape="id25" draw:end-glue-point="1" svg:d="M7300 10400h-350v-29h-350" svg:viewBox="0 0 701 30">
          <text:p/>
        </draw:connector>
        <draw:connector draw:style-name="gr4" draw:text-style-name="P5" xml:id="id32" draw:id="id32" draw:layer="layout" svg:x1="18cm" svg:y1="9.628cm" svg:x2="21.4cm" svg:y2="8.028cm" draw:start-shape="id26" draw:start-glue-point="0" draw:end-shape="id27" draw:end-glue-point="3" svg:d="M18000 9628v-1600h3400" svg:viewBox="0 0 3401 1601">
          <text:p/>
        </draw:connector>
        <draw:connector draw:style-name="gr4" draw:text-style-name="P5" xml:id="id26" draw:id="id26" draw:layer="layout" svg:x1="18cm" svg:y1="9.772cm" svg:x2="21.4cm" svg:y2="9.628cm" draw:start-shape="id18" draw:start-glue-point="0" draw:end-shape="id28" draw:end-glue-point="3" svg:d="M18000 9772v-144h3400" svg:viewBox="0 0 3401 145">
          <text:p/>
        </draw:connector>
        <draw:connector draw:style-name="gr4" draw:text-style-name="P5" xml:id="id30" draw:id="id30" draw:layer="layout" svg:x1="18cm" svg:y1="11.029cm" svg:x2="21.4cm" svg:y2="11.171cm" draw:start-shape="id18" draw:start-glue-point="2" draw:end-shape="id29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30" draw:start-glue-point="0" draw:end-shape="id31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32" draw:start-glue-point="0" draw:end-shape="id20" draw:end-glue-point="0" svg:d="M18000 8028v-1930h-14100v502" svg:viewBox="0 0 14101 193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M32F405RG Microcont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M Cortex-M4 with FPU</text:p>
              </text:list-item>
              <text:list-item>
                <text:p>168 MHz</text:p>
              </text:list-item>
              <text:list-item>
                <text:p>1 MiB Flash program memory</text:p>
              </text:list-item>
              <text:list-item>
                <text:p>192 kiB RAM</text:p>
              </text:list-item>
            </text:list>
          </draw:text-box>
        </draw:frame>
        <draw:line draw:style-name="gr7" draw:text-style-name="P5" draw:layer="layout" svg:x1="3.8cm" svg:y1="14.2cm" svg:x2="24.2cm" svg:y2="14.2cm">
          <text:p/>
        </draw:line>
        <draw:frame draw:style-name="gr8" draw:text-style-name="P7" draw:layer="layout" svg:width="5.277cm" svg:height="0.962cm" svg:x="1.123cm" svg:y="13.038cm">
          <draw:text-box>
            <text:p>AVR/8051/PIC16</text:p>
          </draw:text-box>
        </draw:frame>
        <draw:frame draw:style-name="gr8" draw:text-style-name="P7" draw:layer="layout" svg:width="1.383cm" svg:height="0.962cm" svg:x="23.417cm" svg:y="13.038cm">
          <draw:text-box>
            <text:p>PC</text:p>
          </draw:text-box>
        </draw:frame>
        <draw:frame draw:style-name="gr8" draw:text-style-name="P7" draw:layer="layout" svg:width="3.288cm" svg:height="0.962cm" svg:x="9.6cm" svg:y="13.038cm">
          <draw:text-box>
            <text:p>STM32F4</text:p>
          </draw:text-box>
        </draw:frame>
        <draw:line draw:style-name="gr4" draw:text-style-name="P5" draw:layer="layout" svg:x1="11.2cm" svg:y1="15.2cm" svg:x2="11.2cm" svg:y2="14.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custom-shape draw:style-name="gr6" draw:text-style-name="P9" xml:id="id34" draw:id="id34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33" draw:id="id33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47" draw:id="id47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45" draw:id="id45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44" draw:id="id44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43" draw:id="id43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40" draw:id="id40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37" draw:id="id37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38" draw:id="id38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41" draw:id="id41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36" draw:id="id36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33" draw:start-glue-point="1" draw:end-shape="id34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35" draw:start-glue-point="0" draw:end-shape="id36" draw:end-glue-point="1" svg:d="M10000 8828v-1600h-3400" svg:viewBox="0 0 3401 1601">
          <text:p/>
        </draw:connector>
        <draw:connector draw:style-name="gr4" draw:text-style-name="P5" xml:id="id35" draw:id="id35" draw:layer="layout" svg:x1="10cm" svg:y1="9.772cm" svg:x2="6.6cm" svg:y2="8.828cm" draw:start-shape="id33" draw:start-glue-point="0" draw:end-shape="id37" draw:end-glue-point="1" svg:d="M10000 9772v-944h-3400" svg:viewBox="0 0 3401 945">
          <text:p/>
        </draw:connector>
        <draw:connector draw:style-name="gr4" draw:text-style-name="P5" xml:id="id39" draw:id="id39" draw:layer="layout" svg:x1="10cm" svg:y1="11.029cm" svg:x2="6.6cm" svg:y2="11.971cm" draw:start-shape="id33" draw:start-glue-point="2" draw:end-shape="id38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39" draw:start-glue-point="0" draw:end-shape="id40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33" draw:start-glue-point="3" draw:end-shape="id41" draw:end-glue-point="1" svg:d="M7300 10400h-350v-29h-350" svg:viewBox="0 0 701 30">
          <text:p/>
        </draw:connector>
        <draw:connector draw:style-name="gr4" draw:text-style-name="P5" xml:id="id48" draw:id="id48" draw:layer="layout" svg:x1="18cm" svg:y1="9.628cm" svg:x2="21.4cm" svg:y2="8.028cm" draw:start-shape="id42" draw:start-glue-point="0" draw:end-shape="id43" draw:end-glue-point="3" svg:d="M18000 9628v-1600h3400" svg:viewBox="0 0 3401 1601">
          <text:p/>
        </draw:connector>
        <draw:connector draw:style-name="gr4" draw:text-style-name="P5" xml:id="id42" draw:id="id42" draw:layer="layout" svg:x1="18cm" svg:y1="9.772cm" svg:x2="21.4cm" svg:y2="9.628cm" draw:start-shape="id34" draw:start-glue-point="0" draw:end-shape="id44" draw:end-glue-point="3" svg:d="M18000 9772v-144h3400" svg:viewBox="0 0 3401 145">
          <text:p/>
        </draw:connector>
        <draw:connector draw:style-name="gr4" draw:text-style-name="P5" xml:id="id46" draw:id="id46" draw:layer="layout" svg:x1="18cm" svg:y1="11.029cm" svg:x2="21.4cm" svg:y2="11.171cm" draw:start-shape="id34" draw:start-glue-point="2" draw:end-shape="id45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46" draw:start-glue-point="0" draw:end-shape="id47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48" draw:start-glue-point="0" draw:end-shape="id36" draw:end-glue-point="0" svg:d="M18000 8028v-1930h-14100v502" svg:viewBox="0 0 14101 1931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C6SLX9 FPG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9,152 logic cells</text:p>
              </text:list-item>
              <text:list-item>
                <text:p>16 multipliers</text:p>
              </text:list-item>
              <text:list-item>
                <text:p>576 kiB block RAM</text:p>
              </text:list-item>
              <text:list-item>
                <text:p>No Flas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Questions about hardware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t Sequence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11"><text:span text:style-name="T2">Power-up→vectors→stm32_main (main/main.c)</text:span></text:p>
              </text:list-item>
              <text:list-item>
                <text:p text:style-name="P11"><text:span text:style-name="T2">init_chip (stm32lib/init.c): data, bss, exceptions, clocks</text:span></text:p>
              </text:list-item>
              <text:list-item>
                <text:p text:style-name="P11"><text:span text:style-name="T2">gpio_init (stm32lib/gpio.c): mode (I/O/AN/AF), speed, pull</text:span></text:p>
              </text:list-item>
              <text:list-item>
                <text:p text:style-name="P11"><text:span text:style-name="T2">vTaskStartScheduler (FreeRTOS)→main_task (main/main.c)</text:span></text:p>
              </text:list-item>
              <text:list-item>
                <text:p text:style-name="P11"><text:span text:style-name="T2">Initialize MCU peripherals (including USB for CDC ACM)</text:span></text:p>
              </text:list-item>
              <text:list-item>
                <text:p text:style-name="P11"><text:span text:style-name="T2">Check for new MCU firmware on SD card (upgrade/*.c)</text:span><text:span text:style-name="T2"><text:line-break/></text:span><text:span text:style-name="T2"><text:tab/></text:span><text:span text:style-name="T2">→Install and reboot</text:span></text:p>
              </text:list-item>
              <text:list-item>
                <text:p text:style-name="P11"><text:span text:style-name="T2">Send FPGA bitstream from SD card to FPGA (icb.c)</text:span></text:p>
              </text:list-item>
              <text:list-item>
                <text:p text:style-name="P11"><text:span text:style-name="T2">Initialize ICB to talk to FPGA (icb.c)</text:span></text:p>
              </text:list-item>
              <text:list-item>
                <text:p text:style-name="P11"><text:span text:style-name="T2">run_normal (main.c)</text:span></text:p>
              </text:list-item>
              <text:list-item>
                <text:p text:style-name="P11"><text:span text:style-name="T2"><text:s/></text:span><text:span text:style-name="T2">Kill everything and reboot/shutdown/bootload (main.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un_norm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Initialize more MCU peripherals</text:p>
              </text:list-item>
              <text:list-item>
                <text:p>Initialize radio via FPGA (mrf.c+icb.c)</text:p>
              </text:list-item>
              <text:list-item>
                <text:p>Initialize motors via FPGA (motors.c)</text:p>
              </text:list-item>
              <text:list-item>
                <text:p>Initialize encoders and control loop</text:p>
              </text:list-item>
              <text:list-item>
                <text:p>Initialize lateral position sensor (lps.c)</text:p>
              </text:list-item>
              <text:list-item>
                <text:p>Initialize data logging to SD card (log.c+sdcard.c)</text:p>
              </text:list-item>
              <text:list-item>
                <text:p>Run the robot (tick.c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Questions about boot sequence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ee Real-Time Operating System</text:p>
              </text:list-item>
              <text:list-item>
                <text:p><text:a xlink:href="http://freertos.org/" xlink:type="simple">http://freertos.org/</text:a></text:p>
              </text:list-item>
              <text:list-item>
                <text:p>Tasks</text:p>
              </text:list-item>
              <text:list-item>
                <text:p>Semaphores</text:p>
              </text:list-item>
              <text:list-item>
                <text:p>Mutexes</text:p>
              </text:list-item>
              <text:list-item>
                <text:p>Queues</text:p>
              </text:list-item>
              <text:list-item>
                <text:p>Ev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me tasks need exact timing:</text:p>
                <text:list>
                  <text:list-item>
                    <text:p>200 Hz control loop</text:p>
                  </text:list-item>
                </text:list>
              </text:list-item>
              <text:list-item>
                <text:p>Some tasks need to respond to events fast:</text:p>
                <text:list>
                  <text:list-item>
                    <text:p>Received radio packet</text:p>
                  </text:list-item>
                </text:list>
              </text:list-item>
              <text:list-item>
                <text:p>Some tasks don’t:</text:p>
                <text:list>
                  <text:list-item>
                    <text:p>Writing log data to SD card</text:p>
                  </text:list-item>
                  <text:list-item>
                    <text:p>Sending debug text over USB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ea:</text:p>
              </text:list-item>
            </text:list>
            <text:p><text:span text:style-name="T3">for (;;) {</text:span></text:p>
            <text:p><text:span text:style-name="T3"><text:s text:c="2"/></text:span><text:span text:style-name="T3">if (five_millis_passed())</text:span></text:p>
            <text:p><text:span text:style-name="T3"><text:s text:c="4"/></text:span><text:span text:style-name="T3">run_control_loop();</text:span></text:p>
            <text:p><text:span text:style-name="T3"><text:s text:c="2"/></text:span><text:span text:style-name="T3">if (radio_packet_ready())</text:span></text:p>
            <text:p><text:span text:style-name="T3"><text:s text:c="4"/></text:span><text:span text:style-name="T3">receive_and_process_packet();</text:span></text:p>
            <text:p><text:span text:style-name="T3"><text:s text:c="2"/></text:span><text:span text:style-name="T3">if (log_records_ready())</text:span></text:p>
            <text:p><text:span text:style-name="T3"><text:s text:c="4"/></text:span><text:span text:style-name="T3">write_log_record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ea:</text:p>
              </text:list-item>
            </text:list>
            <text:p><text:span text:style-name="T3">for (;;) {</text:span></text:p>
            <text:p><text:span text:style-name="T3"><text:s text:c="2"/></text:span><text:span text:style-name="T3">if (five_millis_passed())</text:span></text:p>
            <text:p><text:span text:style-name="T3"><text:s text:c="4"/></text:span><text:span text:style-name="T3">run_control_loop();</text:span></text:p>
            <text:p><text:span text:style-name="T3"><text:s text:c="2"/></text:span><text:span text:style-name="T3">if (radio_packet_ready())</text:span></text:p>
            <text:p><text:span text:style-name="T3"><text:s text:c="4"/></text:span><text:span text:style-name="T3">receive_and_process_packet();</text:span></text:p>
            <text:p><text:span text:style-name="T3"><text:s text:c="2"/></text:span><text:span text:style-name="T3">if (log_records_ready())</text:span></text:p>
            <text:p><text:span text:style-name="T3"><text:s text:c="4"/></text:span><text:span text:style-name="T3">write_log_record();</text:span></text:p>
            <text:p><text:span text:style-name="T3">}</text:span></text:p>
          </draw:text-box>
        </draw:frame>
        <draw:frame draw:style-name="gr8" draw:text-style-name="P12" draw:layer="layout" svg:width="11.441cm" svg:height="1.352cm" svg:x="12.959cm" svg:y="9.048cm">
          <draw:text-box>
            <text:p><text:span text:style-name="T4">What if this takes 1 ms…</text:span></text:p>
          </draw:text-box>
        </draw:frame>
        <draw:frame draw:style-name="gr8" draw:text-style-name="P12" draw:layer="layout" svg:width="7.758cm" svg:height="1.352cm" svg:x="18cm" svg:y="11.8cm">
          <draw:text-box>
            <text:p text:style-name="P13"><text:span text:style-name="T4">… </text:span><text:span text:style-name="T4">this takes 3…</text:span></text:p>
          </draw:text-box>
        </draw:frame>
        <draw:frame draw:style-name="gr8" draw:text-style-name="P12" draw:layer="layout" svg:width="9.249cm" svg:height="1.352cm" svg:x="15cm" svg:y="14.448cm">
          <draw:text-box>
            <text:p><text:span text:style-name="T4">… </text:span><text:span text:style-name="T4">and this takes 2?</text:span></text:p>
          </draw:text-box>
        </draw:frame>
        <draw:frame draw:style-name="gr8" draw:text-style-name="P12" draw:layer="layout" svg:width="22.143cm" svg:height="1.352cm" svg:x="1.4cm" svg:y="17.6cm">
          <draw:text-box>
            <text:p><text:span text:style-name="T4">1 + 3 + 2 = 6→next run_control_loop is 1 ms lat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for (;;) {</text:span></text:p>
            <text:p text:style-name="P14"><text:span text:style-name="T6"><text:s text:c="2"/></text:span><text:span text:style-name="T6">if (five_millis_passing_soon()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 else if (radio_packet_ready())</text:span></text:p>
            <text:p text:style-name="P14"><text:span text:style-name="T6"><text:s text:c="4"/></text:span><text:span text:style-name="T6">receive_and_process_packet();</text:span></text:p>
            <text:p text:style-name="P14"><text:span text:style-name="T6"><text:s text:c="2"/></text:span><text:span text:style-name="T6">else if (log_records_ready())</text:span></text:p>
            <text:p text:style-name="P14"><text:span text:style-name="T6"><text:s text:c="4"/></text:span><text:span text:style-name="T6">write_log_record();</text:span></text:p>
            <text:p text:style-name="P14"><text:span text:style-name="T6">}</text:span></text:p>
          </draw:text-box>
        </draw:frame>
        <draw:frame draw:style-name="gr8" draw:text-style-name="P12" draw:layer="layout" svg:width="11.555cm" svg:height="1.352cm" svg:x="13.8cm" svg:y="14.648cm">
          <draw:text-box>
            <text:p text:style-name="P15"><text:span text:style-name="T4">What if this takes 10 m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xed:</text:p>
              </text:list-item>
            </text:list>
            <text:p><text:span text:style-name="T3">for (;;) {</text:span></text:p>
            <text:p><text:span text:style-name="T3"><text:s text:c="2"/></text:span><text:span text:style-name="T3">if (five_millis_</text:span><text:span text:style-name="T7">passing_soon</text:span><text:span text:style-name="T3">()) </text:span><text:span text:style-name="T7">{</text:span></text:p>
            <text:p><text:span text:style-name="T7"><text:s text:c="4"/></text:span><text:span text:style-name="T7">wait_for_five_millis();</text:span></text:p>
            <text:p><text:span text:style-name="T3"><text:s text:c="4"/></text:span><text:span text:style-name="T3">run_control_loop();</text:span></text:p>
            <text:p><text:span text:style-name="T3"><text:s text:c="2"/></text:span><text:span text:style-name="T7">} else</text:span><text:span text:style-name="T3"> if (radio_packet_ready())</text:span></text:p>
            <text:p><text:span text:style-name="T3"><text:s text:c="4"/></text:span><text:span text:style-name="T3">receive_and_process_packet();</text:span></text:p>
            <text:p><text:span text:style-name="T3"><text:s text:c="2"/></text:span><text:span text:style-name="T7">else</text:span><text:span text:style-name="T3"> if (log_records_ready())</text:span></text:p>
            <text:p><text:span text:style-name="T3"><text:s text:c="4"/></text:span><text:span text:style-name="T3">write_log_record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for (;;) {</text:span></text:p>
            <text:p text:style-name="P14"><text:span text:style-name="T6"><text:s text:c="2"/></text:span><text:span text:style-name="T6">if (five_millis_passing_soon()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 else if (radio_packet_ready())</text:span></text:p>
            <text:p text:style-name="P14"><text:span text:style-name="T6"><text:s text:c="4"/></text:span><text:span text:style-name="T6">receive_and_process_packet();</text:span></text:p>
            <text:p text:style-name="P14"><text:span text:style-name="T6"><text:s text:c="2"/></text:span><text:span text:style-name="T6">else if (log_records_ready())</text:span></text:p>
            <text:p text:style-name="P14"><text:span text:style-name="T6"><text:s text:c="4"/></text:span><text:span text:style-name="T6">write_log_record();</text:span></text:p>
            <text:p text:style-name="P14"><text:span text:style-name="T6">}</text:span></text:p>
          </draw:text-box>
        </draw:frame>
        <draw:frame draw:style-name="gr8" draw:text-style-name="P12" draw:layer="layout" svg:width="11.555cm" svg:height="1.352cm" svg:x="13.8cm" svg:y="14.648cm">
          <draw:text-box>
            <text:p><text:span text:style-name="T4">What if this takes 10 m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for (;;) {</text:span></text:p>
            <text:p text:style-name="P14"><text:span text:style-name="T6"><text:s text:c="2"/></text:span><text:span text:style-name="T6">if (five_millis_passing_soon()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 else if (radio_packet_ready())</text:span></text:p>
            <text:p text:style-name="P14"><text:span text:style-name="T6"><text:s text:c="4"/></text:span><text:span text:style-name="T6">receive_and_process_packet();</text:span></text:p>
            <text:p text:style-name="P14"><text:span text:style-name="T6"><text:s text:c="2"/></text:span><text:span text:style-name="T7">else if (writing_log_record())</text:span></text:p>
            <text:p text:style-name="P14"><text:span text:style-name="T7"><text:s text:c="4"/></text:span><text:span text:style-name="T7">finish_write_log_record();</text:span></text:p>
            <text:p text:style-name="P14"><text:span text:style-name="T6"><text:s text:c="2"/></text:span><text:span text:style-name="T6">else if (log_records_ready())</text:span></text:p>
            <text:p text:style-name="P14"><text:span text:style-name="T6"><text:s text:c="4"/></text:span><text:span text:style-name="T7">start_</text:span><text:span text:style-name="T6">write_log_record();</text:span></text:p>
            <text:p text:style-name="P1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for (;;) {</text:span></text:p>
            <text:p text:style-name="P14"><text:span text:style-name="T6"><text:s text:c="2"/></text:span><text:span text:style-name="T6">if (five_millis_passing_soon()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 else if (radio_packet_ready())</text:span></text:p>
            <text:p text:style-name="P14"><text:span text:style-name="T6"><text:s text:c="4"/></text:span><text:span text:style-name="T6">receive_and_process_packet();</text:span></text:p>
            <text:p text:style-name="P14"><text:span text:style-name="T6"><text:s text:c="2"/></text:span><text:span text:style-name="T6">else if (writing_log_record())</text:span></text:p>
            <text:p text:style-name="P14"><text:span text:style-name="T6"><text:s text:c="4"/></text:span><text:span text:style-name="T6">finish_write_log_record();</text:span></text:p>
            <text:p text:style-name="P14"><text:span text:style-name="T6"><text:s text:c="2"/></text:span><text:span text:style-name="T6">else if (log_records_ready())</text:span></text:p>
            <text:p text:style-name="P14"><text:span text:style-name="T6"><text:s text:c="4"/></text:span><text:span text:style-name="T6">start_write_log_record();</text:span></text:p>
            <text:p text:style-name="P14"><text:span text:style-name="T6">}</text:span></text:p>
          </draw:text-box>
        </draw:frame>
        <draw:frame draw:style-name="gr8" draw:text-style-name="P12" draw:layer="layout" svg:width="9.798cm" svg:height="1.352cm" svg:x="14.8cm" svg:y="13.448cm">
          <draw:text-box>
            <text:p><text:span text:style-name="T4">Messy and confusing</text:span></text:p>
          </draw:text-box>
        </draw:frame>
        <draw:custom-shape draw:style-name="gr9" draw:text-style-name="P6" draw:layer="layout" svg:width="3.8cm" svg:height="1.4cm" draw:transform="rotate (-1.5707963267949) translate (14.8cm 12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2" draw:layer="layout" svg:width="11.132cm" svg:height="1.352cm" svg:x="11.8cm" svg:y="7.648cm">
          <draw:text-box>
            <text:p><text:span text:style-name="T4">Waste of processor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12.297cm" svg:height="12.179cm" svg:x="1.4cm" svg:y="4.914cm" presentation:class="outlin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void control_task(void) {</text:span></text:p>
            <text:p text:style-name="P14"><text:span text:style-name="T6"><text:s text:c="2"/></text:span><text:span text:style-name="T6">for(;;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>void receive_task(void) {</text:span></text:p>
            <text:p text:style-name="P14"><text:span text:style-name="T6"><text:s text:c="2"/></text:span><text:span text:style-name="T6">for(;;) {</text:span></text:p>
            <text:p text:style-name="P14"><text:span text:style-name="T6"><text:s text:c="4"/></text:span><text:span text:style-name="T6">wait_for_radio_packet();</text:span></text:p>
            <text:p text:style-name="P14"><text:span text:style-name="T6"><text:s text:c="4"/></text:span><text:span text:style-name="T6">process_radio_packet();</text:span></text:p>
            <text:p text:style-name="P14"><text:span text:style-name="T6"><text:s text:c="2"/></text:span><text:span text:style-name="T6">}</text:span></text:p>
            <text:p text:style-name="P14"><text:span text:style-name="T6">}</text:span></text:p>
          </draw:text-box>
        </draw:frame>
        <draw:frame presentation:style-name="pr4" draw:text-style-name="P16" draw:layer="layout" svg:width="12.297cm" svg:height="12.179cm" svg:x="14.313cm" svg:y="4.914cm" presentation:class="outline" presentation:user-transformed="true">
          <draw:text-box>
            <text:p text:style-name="P16"><text:span text:style-name="T8">void log_task(void) {</text:span></text:p>
            <text:p text:style-name="P16"><text:span text:style-name="T8"><text:s text:c="2"/></text:span><text:span text:style-name="T8">for(;;) {</text:span></text:p>
            <text:p text:style-name="P16"><text:span text:style-name="T8"><text:s text:c="4"/></text:span><text:span text:style-name="T8">get_log_record();</text:span></text:p>
            <text:p text:style-name="P16"><text:span text:style-name="T8"><text:s text:c="4"/></text:span><text:span text:style-name="T8">write_log_record();</text:span></text:p>
            <text:p text:style-name="P16"><text:span text:style-name="T8"><text:s text:c="2"/></text:span><text:span text:style-name="T8">}</text:span></text:p>
            <text:p text:style-name="P16"><text:span text:style-name="T8">}</text:span></text:p>
            <text:p text:style-name="P16"><text:span text:style-name="T8"/></text:p>
            <text:p text:style-name="P16"><text:span text:style-name="T9">Run all three functions </text:span><text:span text:style-name="T10">at the same ti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Interlude: FreeRTOS: Why?</text:p>
          </draw:text-box>
        </draw:frame>
        <draw:frame presentation:style-name="pr4" draw:text-style-name="P14" draw:layer="layout" svg:width="12.297cm" svg:height="12.179cm" svg:x="1.4cm" svg:y="4.914cm" presentation:class="outline">
          <draw:text-box>
            <text:list text:style-name="L3">
              <text:list-item>
                <text:p text:style-name="P14"><text:span text:style-name="T5">Fixed:</text:span></text:p>
              </text:list-item>
            </text:list>
            <text:p text:style-name="P14"><text:span text:style-name="T6">void control_task(void) {</text:span></text:p>
            <text:p text:style-name="P14"><text:span text:style-name="T6"><text:s text:c="2"/></text:span><text:span text:style-name="T6">for(;;) {</text:span></text:p>
            <text:p text:style-name="P14"><text:span text:style-name="T6"><text:s text:c="4"/></text:span><text:span text:style-name="T6">wait_for_five_millis();</text:span></text:p>
            <text:p text:style-name="P14"><text:span text:style-name="T6"><text:s text:c="4"/></text:span><text:span text:style-name="T6">run_control_loop();</text:span></text:p>
            <text:p text:style-name="P14"><text:span text:style-name="T6"><text:s text:c="2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>void receive_task(void) {</text:span></text:p>
            <text:p text:style-name="P14"><text:span text:style-name="T6"><text:s text:c="2"/></text:span><text:span text:style-name="T6">for(;;) {</text:span></text:p>
            <text:p text:style-name="P14"><text:span text:style-name="T6"><text:s text:c="4"/></text:span><text:span text:style-name="T6">wait_for_radio_packet();</text:span></text:p>
            <text:p text:style-name="P14"><text:span text:style-name="T6"><text:s text:c="4"/></text:span><text:span text:style-name="T6">process_radio_packet();</text:span></text:p>
            <text:p text:style-name="P14"><text:span text:style-name="T6"><text:s text:c="2"/></text:span><text:span text:style-name="T6">}</text:span></text:p>
            <text:p text:style-name="P14"><text:span text:style-name="T6">}</text:span></text:p>
          </draw:text-box>
        </draw:frame>
        <draw:frame presentation:style-name="pr4" draw:text-style-name="P16" draw:layer="layout" svg:width="12.297cm" svg:height="12.179cm" svg:x="14.313cm" svg:y="4.914cm" presentation:class="outline" presentation:user-transformed="true">
          <draw:text-box>
            <text:p text:style-name="P16"><text:span text:style-name="T8">void log_task(void) {</text:span></text:p>
            <text:p text:style-name="P16"><text:span text:style-name="T8"><text:s text:c="2"/></text:span><text:span text:style-name="T8">for(;;) {</text:span></text:p>
            <text:p text:style-name="P16"><text:span text:style-name="T8"><text:s text:c="4"/></text:span><text:span text:style-name="T8">get_log_record();</text:span></text:p>
            <text:p text:style-name="P16"><text:span text:style-name="T8"><text:s text:c="4"/></text:span><text:span text:style-name="T8">write_log_record();</text:span></text:p>
            <text:p text:style-name="P16"><text:span text:style-name="T8"><text:s text:c="2"/></text:span><text:span text:style-name="T8">}</text:span></text:p>
            <text:p text:style-name="P16"><text:span text:style-name="T8">}</text:span></text:p>
            <text:p text:style-name="P16"><text:span text:style-name="T8"/></text:p>
            <text:p text:style-name="P16"><text:span text:style-name="T9">Run all three functions </text:span><text:span text:style-name="T10">at the same time!</text:span></text:p>
          </draw:text-box>
        </draw:frame>
        <draw:frame draw:style-name="gr8" draw:text-style-name="P12" draw:layer="layout" svg:width="16.563cm" svg:height="1.352cm" svg:x="11cm" svg:y="17.048cm">
          <draw:text-box>
            <text:p><text:span text:style-name="T4">Impossible: only one microcontrol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lude: FreeRTOS: Ho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ke it!</text:p>
              </text:list-item>
              <text:list-item>
                <text:p>Each task has a priority.</text:p>
              </text:list-item>
              <text:list-item>
                <text:p>No task runnable→put CPU to sleep.</text:p>
              </text:list-item>
              <text:list-item>
                <text:p>One task runnable→run it.</text:p>
              </text:list-item>
              <text:list-item>
                <text:p>Two tasks runnable→run most important task.</text:p>
              </text:list-item>
              <text:list-item>
                <text:p>More important task wakes up→freeze current task to run new tas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Questions about FreeRTOS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So what happens when I tell the robot to mo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MRFTest: Select “Move(Point)”, enter coordinates, and push “Execute”.</text:p>
              </text:list-item>
              <text:list-item>
                <text:p>Packet goes out over radi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Setup</text:p>
          </draw:text-box>
        </draw:frame>
        <draw:custom-shape draw:style-name="gr2" draw:text-style-name="P8" xml:id="id50" draw:id="id50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49" draw:id="id49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63" draw:id="id63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61" draw:id="id61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60" draw:id="id60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59" draw:id="id59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56" draw:id="id56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53" draw:id="id53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54" draw:id="id54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57" draw:id="id57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52" draw:id="id52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49" draw:start-glue-point="1" draw:end-shape="id50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51" draw:start-glue-point="0" draw:end-shape="id52" draw:end-glue-point="1" svg:d="M10000 8828v-1600h-3400" svg:viewBox="0 0 3401 1601">
          <text:p/>
        </draw:connector>
        <draw:connector draw:style-name="gr4" draw:text-style-name="P5" xml:id="id51" draw:id="id51" draw:layer="layout" svg:x1="10cm" svg:y1="9.772cm" svg:x2="6.6cm" svg:y2="8.828cm" draw:start-shape="id49" draw:start-glue-point="0" draw:end-shape="id53" draw:end-glue-point="1" svg:d="M10000 9772v-944h-3400" svg:viewBox="0 0 3401 945">
          <text:p/>
        </draw:connector>
        <draw:connector draw:style-name="gr4" draw:text-style-name="P5" xml:id="id55" draw:id="id55" draw:layer="layout" svg:x1="10cm" svg:y1="11.029cm" svg:x2="6.6cm" svg:y2="11.971cm" draw:start-shape="id49" draw:start-glue-point="2" draw:end-shape="id54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55" draw:start-glue-point="0" draw:end-shape="id56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49" draw:start-glue-point="3" draw:end-shape="id57" draw:end-glue-point="1" svg:d="M7300 10400h-350v-29h-350" svg:viewBox="0 0 701 30">
          <text:p/>
        </draw:connector>
        <draw:connector draw:style-name="gr4" draw:text-style-name="P5" xml:id="id64" draw:id="id64" draw:layer="layout" svg:x1="18cm" svg:y1="9.628cm" svg:x2="21.4cm" svg:y2="8.028cm" draw:start-shape="id58" draw:start-glue-point="0" draw:end-shape="id59" draw:end-glue-point="3" svg:d="M18000 9628v-1600h3400" svg:viewBox="0 0 3401 1601">
          <text:p/>
        </draw:connector>
        <draw:connector draw:style-name="gr4" draw:text-style-name="P5" xml:id="id58" draw:id="id58" draw:layer="layout" svg:x1="18cm" svg:y1="9.772cm" svg:x2="21.4cm" svg:y2="9.628cm" draw:start-shape="id50" draw:start-glue-point="0" draw:end-shape="id60" draw:end-glue-point="3" svg:d="M18000 9772v-144h3400" svg:viewBox="0 0 3401 145">
          <text:p/>
        </draw:connector>
        <draw:connector draw:style-name="gr4" draw:text-style-name="P5" xml:id="id62" draw:id="id62" draw:layer="layout" svg:x1="18cm" svg:y1="11.029cm" svg:x2="21.4cm" svg:y2="11.171cm" draw:start-shape="id50" draw:start-glue-point="2" draw:end-shape="id61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62" draw:start-glue-point="0" draw:end-shape="id63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64" draw:start-glue-point="0" draw:end-shape="id52" draw:end-glue-point="0" svg:d="M18000 8028v-1930h-14100v502" svg:viewBox="0 0 14101 1931">
          <text:p/>
        </draw:connector>
        <draw:custom-shape draw:style-name="gr10" draw:text-style-name="P5" xml:id="id65" draw:id="id65" draw:layer="layout" svg:width="1cm" svg:height="1cm" draw:transform="rotate (-3.14159265358979) translate (20.2cm 17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5" draw:layer="layout" svg:x1="19.7cm" svg:y1="17.8cm" svg:x2="24.1cm" svg:y2="13.4cm" draw:start-shape="id65" draw:start-glue-point="4" draw:end-shape="id63" draw:end-glue-point="2" svg:d="M19700 17800v501h4400v-4901" svg:viewBox="0 0 4401 4902">
          <text:p/>
        </draw:connector>
        <draw:custom-shape draw:style-name="gr12" draw:text-style-name="P4" draw:layer="layout" svg:width="1.4cm" svg:height="2.2cm" svg:x="19.6cm" svg:y="14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the Robot: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Packet arrives at radio on robot.</text:p>
              </text:list-item>
              <text:list-item>
                <text:p>Radio sets interrupt wire 0 V→3.3 V.</text:p>
              </text:list-item>
              <text:list-item>
                <text:p>FPGA sees interrupt wire high (mrf_interrupt.vhd).</text:p>
              </text:list-item>
              <text:list-item>
                <text:p>FPGA reads INTSTAT from radio→indicates packet received (mrf_interrupt.vhd).</text:p>
              </text:list-item>
              <text:list-item>
                <text:p>FPGA reads packet to RAM (mrf_receive.vhd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Setup</text:p>
          </draw:text-box>
        </draw:frame>
        <draw:custom-shape draw:style-name="gr2" draw:text-style-name="P8" xml:id="id67" draw:id="id67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66" draw:id="id66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80" draw:id="id80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78" draw:id="id78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77" draw:id="id77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76" draw:id="id76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73" draw:id="id73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70" draw:id="id70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71" draw:id="id71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74" draw:id="id74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69" draw:id="id69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66" draw:start-glue-point="1" draw:end-shape="id67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68" draw:start-glue-point="0" draw:end-shape="id69" draw:end-glue-point="1" svg:d="M10000 8828v-1600h-3400" svg:viewBox="0 0 3401 1601">
          <text:p/>
        </draw:connector>
        <draw:connector draw:style-name="gr4" draw:text-style-name="P5" xml:id="id68" draw:id="id68" draw:layer="layout" svg:x1="10cm" svg:y1="9.772cm" svg:x2="6.6cm" svg:y2="8.828cm" draw:start-shape="id66" draw:start-glue-point="0" draw:end-shape="id70" draw:end-glue-point="1" svg:d="M10000 9772v-944h-3400" svg:viewBox="0 0 3401 945">
          <text:p/>
        </draw:connector>
        <draw:connector draw:style-name="gr4" draw:text-style-name="P5" xml:id="id72" draw:id="id72" draw:layer="layout" svg:x1="10cm" svg:y1="11.029cm" svg:x2="6.6cm" svg:y2="11.971cm" draw:start-shape="id66" draw:start-glue-point="2" draw:end-shape="id71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72" draw:start-glue-point="0" draw:end-shape="id73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66" draw:start-glue-point="3" draw:end-shape="id74" draw:end-glue-point="1" svg:d="M7300 10400h-350v-29h-350" svg:viewBox="0 0 701 30">
          <text:p/>
        </draw:connector>
        <draw:connector draw:style-name="gr4" draw:text-style-name="P5" xml:id="id81" draw:id="id81" draw:layer="layout" svg:x1="18cm" svg:y1="9.628cm" svg:x2="21.4cm" svg:y2="8.028cm" draw:start-shape="id75" draw:start-glue-point="0" draw:end-shape="id76" draw:end-glue-point="3" svg:d="M18000 9628v-1600h3400" svg:viewBox="0 0 3401 1601">
          <text:p/>
        </draw:connector>
        <draw:connector draw:style-name="gr4" draw:text-style-name="P5" xml:id="id75" draw:id="id75" draw:layer="layout" svg:x1="18cm" svg:y1="9.772cm" svg:x2="21.4cm" svg:y2="9.628cm" draw:start-shape="id67" draw:start-glue-point="0" draw:end-shape="id77" draw:end-glue-point="3" svg:d="M18000 9772v-144h3400" svg:viewBox="0 0 3401 145">
          <text:p/>
        </draw:connector>
        <draw:connector draw:style-name="gr4" draw:text-style-name="P5" xml:id="id79" draw:id="id79" draw:layer="layout" svg:x1="18cm" svg:y1="11.029cm" svg:x2="21.4cm" svg:y2="11.171cm" draw:start-shape="id67" draw:start-glue-point="2" draw:end-shape="id78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79" draw:start-glue-point="0" draw:end-shape="id80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81" draw:start-glue-point="0" draw:end-shape="id69" draw:end-glue-point="0" svg:d="M18000 8028v-1930h-14100v502" svg:viewBox="0 0 14101 1931">
          <text:p/>
        </draw:connector>
        <draw:custom-shape draw:style-name="gr13" draw:text-style-name="P6" draw:layer="layout" svg:width="1.971cm" svg:height="5.4cm" draw:transform="rotate (1.5707963267949) translate (16cm 1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the Robot: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7">
              <text:list-item>
                <text:p>FPGA signals received packet (mrf_receive.vhd→interrupt_controller.vhd).</text:p>
              </text:list-item>
            </text:list>
            <text:list text:style-name="L6">
              <text:list-item>
                <text:p>FPGA combines interrupt sources→asserts interrupt wire to microcontroller (interrupt_controller.vhd).</text:p>
              </text:list-item>
            </text:list>
            <text:list text:style-name="L8">
              <text:list-item>
                <text:p>MCU sees interrupt wire go high.</text:p>
              </text:list-item>
              <text:list-item>
                <text:p>MCU issues EXTI interrupt, handled by exti0_isr (icb.c).</text:p>
              </text:list-item>
              <text:list-item>
                <text:p>ISR wakes up ICB IRQ task irq_task() (icb.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9">
              <text:list-item>
                <text:p>IRQ task asks FPGA to send pending IRQ flags (icb.c+interrupt_controller.vhd).</text:p>
              </text:list-item>
            </text:list>
            <text:list text:style-name="L10">
              <text:list-item>
                <text:p>irq_task() sees radio receive interrupt flag, calls radio receive handler rx_isr() (mrf.c).</text:p>
              </text:list-item>
              <text:list-item>
                <text:p>rx_isr() sends notification to radio receive task receive_task() (receive.c), asleep in mrf_receive() (mrf.c).</text:p>
              </text:list-item>
              <text:list-item>
                <text:p>mrf_receive() asks FPGA to send radio packet (icb.c+mrf_receive.vhd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Setup</text:p>
          </draw:text-box>
        </draw:frame>
        <draw:custom-shape draw:style-name="gr2" draw:text-style-name="P8" xml:id="id83" draw:id="id83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82" draw:id="id82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96" draw:id="id96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94" draw:id="id94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93" draw:id="id93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92" draw:id="id92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89" draw:id="id89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86" draw:id="id86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87" draw:id="id87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90" draw:id="id90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85" draw:id="id85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82" draw:start-glue-point="1" draw:end-shape="id83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84" draw:start-glue-point="0" draw:end-shape="id85" draw:end-glue-point="1" svg:d="M10000 8828v-1600h-3400" svg:viewBox="0 0 3401 1601">
          <text:p/>
        </draw:connector>
        <draw:connector draw:style-name="gr4" draw:text-style-name="P5" xml:id="id84" draw:id="id84" draw:layer="layout" svg:x1="10cm" svg:y1="9.772cm" svg:x2="6.6cm" svg:y2="8.828cm" draw:start-shape="id82" draw:start-glue-point="0" draw:end-shape="id86" draw:end-glue-point="1" svg:d="M10000 9772v-944h-3400" svg:viewBox="0 0 3401 945">
          <text:p/>
        </draw:connector>
        <draw:connector draw:style-name="gr4" draw:text-style-name="P5" xml:id="id88" draw:id="id88" draw:layer="layout" svg:x1="10cm" svg:y1="11.029cm" svg:x2="6.6cm" svg:y2="11.971cm" draw:start-shape="id82" draw:start-glue-point="2" draw:end-shape="id87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88" draw:start-glue-point="0" draw:end-shape="id89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82" draw:start-glue-point="3" draw:end-shape="id90" draw:end-glue-point="1" svg:d="M7300 10400h-350v-29h-350" svg:viewBox="0 0 701 30">
          <text:p/>
        </draw:connector>
        <draw:connector draw:style-name="gr4" draw:text-style-name="P5" xml:id="id97" draw:id="id97" draw:layer="layout" svg:x1="18cm" svg:y1="9.628cm" svg:x2="21.4cm" svg:y2="8.028cm" draw:start-shape="id91" draw:start-glue-point="0" draw:end-shape="id92" draw:end-glue-point="3" svg:d="M18000 9628v-1600h3400" svg:viewBox="0 0 3401 1601">
          <text:p/>
        </draw:connector>
        <draw:connector draw:style-name="gr4" draw:text-style-name="P5" xml:id="id91" draw:id="id91" draw:layer="layout" svg:x1="18cm" svg:y1="9.772cm" svg:x2="21.4cm" svg:y2="9.628cm" draw:start-shape="id83" draw:start-glue-point="0" draw:end-shape="id93" draw:end-glue-point="3" svg:d="M18000 9772v-144h3400" svg:viewBox="0 0 3401 145">
          <text:p/>
        </draw:connector>
        <draw:connector draw:style-name="gr4" draw:text-style-name="P5" xml:id="id95" draw:id="id95" draw:layer="layout" svg:x1="18cm" svg:y1="11.029cm" svg:x2="21.4cm" svg:y2="11.171cm" draw:start-shape="id83" draw:start-glue-point="2" draw:end-shape="id94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95" draw:start-glue-point="0" draw:end-shape="id96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97" draw:start-glue-point="0" draw:end-shape="id85" draw:end-glue-point="0" svg:d="M18000 8028v-1930h-14100v502" svg:viewBox="0 0 14101 1931">
          <text:p/>
        </draw:connector>
        <draw:custom-shape draw:style-name="gr14" draw:text-style-name="P6" draw:layer="layout" svg:width="2.7cm" svg:height="1.572cm" svg:x="12.6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1">
              <text:list-item>
                <text:p>receive_task() decodes packet, calls primitive_start() (primitives/primitives.c).</text:p>
              </text:list-item>
              <text:list-item>
                <text:p>primitive_start():</text:p>
              </text:list-item>
            </text:list>
            <text:list text:style-name="L12">
              <text:list-item>
                <text:list>
                  <text:list-item>
                    <text:p>Ends current primitive</text:p>
                  </text:list-item>
                  <text:list-item>
                    <text:p>Disarms auto-kick</text:p>
                  </text:list-item>
                  <text:list-item>
                    <text:p>Stops dribbler</text:p>
                  </text:list-item>
                  <text:list-item>
                    <text:p>Resets control loop</text:p>
                  </text:list-item>
                  <text:list-item>
                    <text:p>Calls move_start() (primitives/move.c)</text:p>
                  </text:list-item>
                </text:list>
              </text:list-item>
            </text:list>
            <text:list text:style-name="L11">
              <text:list-item>
                <text:p>move_start() remembers target position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Questions about starting a movement primitive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CU timers count encoder ti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custom-shape draw:style-name="gr2" draw:text-style-name="P8" xml:id="id99" draw:id="id99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98" draw:id="id98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112" draw:id="id112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110" draw:id="id110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109" draw:id="id109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08" draw:id="id108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105" draw:id="id105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02" draw:id="id102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103" draw:id="id103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106" draw:id="id106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101" draw:id="id101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98" draw:start-glue-point="1" draw:end-shape="id99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00" draw:start-glue-point="0" draw:end-shape="id101" draw:end-glue-point="1" svg:d="M10000 8828v-1600h-3400" svg:viewBox="0 0 3401 1601">
          <text:p/>
        </draw:connector>
        <draw:connector draw:style-name="gr4" draw:text-style-name="P5" xml:id="id100" draw:id="id100" draw:layer="layout" svg:x1="10cm" svg:y1="9.772cm" svg:x2="6.6cm" svg:y2="8.828cm" draw:start-shape="id98" draw:start-glue-point="0" draw:end-shape="id102" draw:end-glue-point="1" svg:d="M10000 9772v-944h-3400" svg:viewBox="0 0 3401 945">
          <text:p/>
        </draw:connector>
        <draw:connector draw:style-name="gr4" draw:text-style-name="P5" xml:id="id104" draw:id="id104" draw:layer="layout" svg:x1="10cm" svg:y1="11.029cm" svg:x2="6.6cm" svg:y2="11.971cm" draw:start-shape="id98" draw:start-glue-point="2" draw:end-shape="id103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104" draw:start-glue-point="0" draw:end-shape="id105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98" draw:start-glue-point="3" draw:end-shape="id106" draw:end-glue-point="1" svg:d="M7300 10400h-350v-29h-350" svg:viewBox="0 0 701 30">
          <text:p/>
        </draw:connector>
        <draw:connector draw:style-name="gr4" draw:text-style-name="P5" xml:id="id113" draw:id="id113" draw:layer="layout" svg:x1="18cm" svg:y1="9.628cm" svg:x2="21.4cm" svg:y2="8.028cm" draw:start-shape="id107" draw:start-glue-point="0" draw:end-shape="id108" draw:end-glue-point="3" svg:d="M18000 9628v-1600h3400" svg:viewBox="0 0 3401 1601">
          <text:p/>
        </draw:connector>
        <draw:connector draw:style-name="gr4" draw:text-style-name="P5" xml:id="id107" draw:id="id107" draw:layer="layout" svg:x1="18cm" svg:y1="9.772cm" svg:x2="21.4cm" svg:y2="9.628cm" draw:start-shape="id99" draw:start-glue-point="0" draw:end-shape="id109" draw:end-glue-point="3" svg:d="M18000 9772v-144h3400" svg:viewBox="0 0 3401 145">
          <text:p/>
        </draw:connector>
        <draw:connector draw:style-name="gr4" draw:text-style-name="P5" xml:id="id111" draw:id="id111" draw:layer="layout" svg:x1="18cm" svg:y1="11.029cm" svg:x2="21.4cm" svg:y2="11.171cm" draw:start-shape="id99" draw:start-glue-point="2" draw:end-shape="id110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11" draw:start-glue-point="0" draw:end-shape="id112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13" draw:start-glue-point="0" draw:end-shape="id101" draw:end-glue-point="0" svg:d="M18000 8028v-1930h-14100v502" svg:viewBox="0 0 14101 1931">
          <text:p/>
        </draw:connector>
        <draw:custom-shape draw:style-name="gr15" draw:text-style-name="P6" draw:layer="layout" svg:width="2.972cm" svg:height="5.2cm" draw:transform="rotate (-1.5707963267949) translate (11.8cm 6.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3">
              <text:list-item>
                <text:p>FPGA continuously reads IMU data (common/accelerometer.vhd, common/gyro.vhd).</text:p>
              </text:list-item>
            </text:list>
            <text:list text:style-name="L14">
              <text:list-item>
                <text:list>
                  <text:list-item>
                    <text:p>This data is not currently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custom-shape draw:style-name="gr2" draw:text-style-name="P8" xml:id="id115" draw:id="id115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114" draw:id="id114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128" draw:id="id128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126" draw:id="id126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125" draw:id="id125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24" draw:id="id124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121" draw:id="id121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18" draw:id="id118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119" draw:id="id119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122" draw:id="id122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117" draw:id="id117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14" draw:start-glue-point="1" draw:end-shape="id115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16" draw:start-glue-point="0" draw:end-shape="id117" draw:end-glue-point="1" svg:d="M10000 8828v-1600h-3400" svg:viewBox="0 0 3401 1601">
          <text:p/>
        </draw:connector>
        <draw:connector draw:style-name="gr4" draw:text-style-name="P5" xml:id="id116" draw:id="id116" draw:layer="layout" svg:x1="10cm" svg:y1="9.772cm" svg:x2="6.6cm" svg:y2="8.828cm" draw:start-shape="id114" draw:start-glue-point="0" draw:end-shape="id118" draw:end-glue-point="1" svg:d="M10000 9772v-944h-3400" svg:viewBox="0 0 3401 945">
          <text:p/>
        </draw:connector>
        <draw:connector draw:style-name="gr4" draw:text-style-name="P5" xml:id="id120" draw:id="id120" draw:layer="layout" svg:x1="10cm" svg:y1="11.029cm" svg:x2="6.6cm" svg:y2="11.971cm" draw:start-shape="id114" draw:start-glue-point="2" draw:end-shape="id119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120" draw:start-glue-point="0" draw:end-shape="id121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14" draw:start-glue-point="3" draw:end-shape="id122" draw:end-glue-point="1" svg:d="M7300 10400h-350v-29h-350" svg:viewBox="0 0 701 30">
          <text:p/>
        </draw:connector>
        <draw:connector draw:style-name="gr4" draw:text-style-name="P5" xml:id="id129" draw:id="id129" draw:layer="layout" svg:x1="18cm" svg:y1="9.628cm" svg:x2="21.4cm" svg:y2="8.028cm" draw:start-shape="id123" draw:start-glue-point="0" draw:end-shape="id124" draw:end-glue-point="3" svg:d="M18000 9628v-1600h3400" svg:viewBox="0 0 3401 1601">
          <text:p/>
        </draw:connector>
        <draw:connector draw:style-name="gr4" draw:text-style-name="P5" xml:id="id123" draw:id="id123" draw:layer="layout" svg:x1="18cm" svg:y1="9.772cm" svg:x2="21.4cm" svg:y2="9.628cm" draw:start-shape="id115" draw:start-glue-point="0" draw:end-shape="id125" draw:end-glue-point="3" svg:d="M18000 9772v-144h3400" svg:viewBox="0 0 3401 145">
          <text:p/>
        </draw:connector>
        <draw:connector draw:style-name="gr4" draw:text-style-name="P5" xml:id="id127" draw:id="id127" draw:layer="layout" svg:x1="18cm" svg:y1="11.029cm" svg:x2="21.4cm" svg:y2="11.171cm" draw:start-shape="id115" draw:start-glue-point="2" draw:end-shape="id126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27" draw:start-glue-point="0" draw:end-shape="id128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29" draw:start-glue-point="0" draw:end-shape="id117" draw:end-glue-point="0" svg:d="M18000 8028v-1930h-14100v502" svg:viewBox="0 0 14101 1931">
          <text:p/>
        </draw:connector>
        <draw:custom-shape draw:style-name="gr16" draw:text-style-name="P6" draw:layer="layout" svg:width="0.8cm" svg:height="5.4cm" draw:transform="rotate (1.5707963267949) translate (16cm 11.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6" draw:text-style-name="P6" draw:layer="layout" svg:width="0.8cm" svg:height="5.4cm" draw:transform="rotate (1.5707963267949) translate (16cm 9.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Tick time (5 ms) arrives.</text:p>
              </text:list-item>
            </text:list>
            <text:list text:style-name="L5">
              <text:list-item>
                <text:p>normal_task() (tick.c) wakes up.</text:p>
              </text:list-item>
              <text:list-item>
                <text:p>normal_task() does some miscellaneous stuff.</text:p>
              </text:list-item>
              <text:list-item>
                <text:p>normal_task() calls encoder_tick().</text:p>
              </text:list-item>
              <text:list-item>
                <text:p>encoder_tick() (encoder.c) reads timers.</text:p>
              </text:list-item>
              <text:list-item>
                <text:p>encoder_tick() computes current speeds of wheels.</text:p>
              </text:list-item>
              <text:list-item>
                <text:p>normal_tick() calls primitive_tick() (primitives/primitive.c).</text:p>
              </text:list-item>
              <text:list-item>
                <text:p>primitive_tick() calls dr_tick() (dr.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5">
              <text:list-item>
                <text:p>dr_tick():</text:p>
              </text:list-item>
            </text:list>
            <text:list text:style-name="L12">
              <text:list-item>
                <text:list>
                  <text:list-item>
                    <text:p>Turns wheel speeds into robot speed</text:p>
                  </text:list-item>
                  <text:list-item>
                    <text:p>Rotates robot speed into primitive-relative¹ based on current angle</text:p>
                  </text:list-item>
                  <text:list-item>
                    <text:p>Updates current position based on robot speed</text:p>
                  </text:list-item>
                </text:list>
              </text:list-item>
            </text:list>
            <text:list text:style-name="L5">
              <text:list-item>
                <text:p>primitive_tick() calls move_tick().</text:p>
              </text:list-item>
            </text:list>
          </draw:text-box>
        </draw:frame>
        <draw:frame draw:style-name="gr8" draw:text-style-name="P7" draw:layer="layout" svg:width="19.59cm" svg:height="1.673cm" svg:x="1.8cm" svg:y="17.8cm">
          <draw:text-box>
            <text:p>¹Most primitives measure position in a coordinate space relative to</text:p>
            <text:p>the robot position and orientation when the primitive started run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>move_tick():</text:p>
              </text:list-item>
            </text:list>
            <text:list text:style-name="L12">
              <text:list-item>
                <text:list>
                  <text:list-item>
                    <text:p>Plans a trajectory (bangbang.c)</text:p>
                  </text:list-item>
                  <text:list-item>
                    <text:p>Rotates the trajectory to be relative to the robot’s current orientation (physics.c)</text:p>
                  </text:list-item>
                  <text:list-item>
                    <text:p>Passes the trajectory to apply_accel() (control.c)</text:p>
                  </text:list-item>
                </text:list>
              </text:list-item>
            </text:list>
            <text:list text:style-name="L16">
              <text:list-item>
                <text:p>apply_accel():</text:p>
              </text:list-item>
            </text:list>
            <text:list text:style-name="L12">
              <text:list-item>
                <text:list>
                  <text:list-item>
                    <text:p>Converts the accelerations into (x,y,θ) forces</text:p>
                  </text:list-item>
                  <text:list-item>
                    <text:p>Converts the (x,y,θ) forces into wheel forces</text:p>
                  </text:list-item>
                  <text:list-item>
                    <text:p>Passes the forces to apply_wheel_force() (control.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7">
              <text:list-item>
                <text:p><text:s/>apply_wheel_force():</text:p>
              </text:list-item>
            </text:list>
            <text:list text:style-name="L12">
              <text:list-item>
                <text:list>
                  <text:list-item>
                    <text:p>Reads the battery voltage</text:p>
                  </text:list-item>
                  <text:list-item>
                    <text:p>Converts wheel forces into wheel torques</text:p>
                  </text:list-item>
                  <text:list-item>
                    <text:p>Converts wheel torques into relative motor voltages (offsets from motor back EMF)</text:p>
                  </text:list-item>
                  <text:list-item>
                    <text:p>Estimates present motor back EMFs based on wheel speed from encoders</text:p>
                  </text:list-item>
                  <text:list-item>
                    <text:p>Adds present back EMFs to voltage offsets to get absolute applied motor voltages</text:p>
                  </text:list-item>
                  <text:list-item>
                    <text:p>Converts applied voltages to PWM duty cycles based on battery voltage and passes them to wheels_drive() (wheels.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8">
              <text:list-item>
                <text:p>wheels_drive() saves PWM duty cycles.</text:p>
              </text:list-item>
              <text:list-item>
                <text:p>normal_task() calls wheels_tick().</text:p>
              </text:list-item>
              <text:list-item>
                <text:p>wheels_tick():</text:p>
              </text:list-item>
            </text:list>
            <text:list text:style-name="L19">
              <text:list-item>
                <text:list>
                  <text:list-item>
                    <text:p>Checks and updates motor thermal model</text:p>
                  </text:list-item>
                  <text:list-item>
                    <text:p>Calls motor_set() (motor.c), which encodes PWM into packet for transmission.</text:p>
                  </text:list-item>
                </text:list>
              </text:list-item>
              <text:list-item>
                <text:p>normal_task() calls motor_tick() (motor.c).</text:p>
              </text:list-item>
              <text:list-item>
                <text:p>motor_tick() sends PWM values to FPGA (icb.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custom-shape draw:style-name="gr2" draw:text-style-name="P8" xml:id="id131" draw:id="id131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130" draw:id="id130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144" draw:id="id144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142" draw:id="id142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141" draw:id="id141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40" draw:id="id140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137" draw:id="id137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34" draw:id="id134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135" draw:id="id135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138" draw:id="id138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133" draw:id="id133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30" draw:start-glue-point="1" draw:end-shape="id131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32" draw:start-glue-point="0" draw:end-shape="id133" draw:end-glue-point="1" svg:d="M10000 8828v-1600h-3400" svg:viewBox="0 0 3401 1601">
          <text:p/>
        </draw:connector>
        <draw:connector draw:style-name="gr4" draw:text-style-name="P5" xml:id="id132" draw:id="id132" draw:layer="layout" svg:x1="10cm" svg:y1="9.772cm" svg:x2="6.6cm" svg:y2="8.828cm" draw:start-shape="id130" draw:start-glue-point="0" draw:end-shape="id134" draw:end-glue-point="1" svg:d="M10000 9772v-944h-3400" svg:viewBox="0 0 3401 945">
          <text:p/>
        </draw:connector>
        <draw:connector draw:style-name="gr4" draw:text-style-name="P5" xml:id="id136" draw:id="id136" draw:layer="layout" svg:x1="10cm" svg:y1="11.029cm" svg:x2="6.6cm" svg:y2="11.971cm" draw:start-shape="id130" draw:start-glue-point="2" draw:end-shape="id135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136" draw:start-glue-point="0" draw:end-shape="id137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30" draw:start-glue-point="3" draw:end-shape="id138" draw:end-glue-point="1" svg:d="M7300 10400h-350v-29h-350" svg:viewBox="0 0 701 30">
          <text:p/>
        </draw:connector>
        <draw:connector draw:style-name="gr4" draw:text-style-name="P5" xml:id="id145" draw:id="id145" draw:layer="layout" svg:x1="18cm" svg:y1="9.628cm" svg:x2="21.4cm" svg:y2="8.028cm" draw:start-shape="id139" draw:start-glue-point="0" draw:end-shape="id140" draw:end-glue-point="3" svg:d="M18000 9628v-1600h3400" svg:viewBox="0 0 3401 1601">
          <text:p/>
        </draw:connector>
        <draw:connector draw:style-name="gr4" draw:text-style-name="P5" xml:id="id139" draw:id="id139" draw:layer="layout" svg:x1="18cm" svg:y1="9.772cm" svg:x2="21.4cm" svg:y2="9.628cm" draw:start-shape="id131" draw:start-glue-point="0" draw:end-shape="id141" draw:end-glue-point="3" svg:d="M18000 9772v-144h3400" svg:viewBox="0 0 3401 145">
          <text:p/>
        </draw:connector>
        <draw:connector draw:style-name="gr4" draw:text-style-name="P5" xml:id="id143" draw:id="id143" draw:layer="layout" svg:x1="18cm" svg:y1="11.029cm" svg:x2="21.4cm" svg:y2="11.171cm" draw:start-shape="id131" draw:start-glue-point="2" draw:end-shape="id142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43" draw:start-glue-point="0" draw:end-shape="id144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45" draw:start-glue-point="0" draw:end-shape="id133" draw:end-glue-point="0" svg:d="M18000 8028v-1930h-14100v502" svg:viewBox="0 0 14101 1931">
          <text:p/>
        </draw:connector>
        <draw:custom-shape draw:style-name="gr17" draw:text-style-name="P6" draw:layer="layout" svg:width="2.6cm" svg:height="1.6cm" svg:x="12.7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0">
              <text:list-item>
                <text:p>FPGA reads motor Hall sensors and generates commutation pattern (common/motor_commutator.vhd).</text:p>
              </text:list-item>
              <text:list-item>
                <text:p>FPGA generates PWM waveform at requested duty cycle (common/motor_pwm.vhd).</text:p>
              </text:list-item>
              <text:list-item>
                <text:p>FPGA combines commutation pattern with PWM waveform to yield MOSFET drive waveforms (common/motor.vhd).</text:p>
              </text:list-item>
              <text:list-item>
                <text:p>Drive waveforms go to gate drivers and F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custom-shape draw:style-name="gr2" draw:text-style-name="P8" xml:id="id147" draw:id="id147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146" draw:id="id146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160" draw:id="id160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158" draw:id="id158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157" draw:id="id157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56" draw:id="id156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153" draw:id="id153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50" draw:id="id150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151" draw:id="id151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154" draw:id="id154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149" draw:id="id149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46" draw:start-glue-point="1" draw:end-shape="id147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48" draw:start-glue-point="0" draw:end-shape="id149" draw:end-glue-point="1" svg:d="M10000 8828v-1600h-3400" svg:viewBox="0 0 3401 1601">
          <text:p/>
        </draw:connector>
        <draw:connector draw:style-name="gr4" draw:text-style-name="P5" xml:id="id148" draw:id="id148" draw:layer="layout" svg:x1="10cm" svg:y1="9.772cm" svg:x2="6.6cm" svg:y2="8.828cm" draw:start-shape="id146" draw:start-glue-point="0" draw:end-shape="id150" draw:end-glue-point="1" svg:d="M10000 9772v-944h-3400" svg:viewBox="0 0 3401 945">
          <text:p/>
        </draw:connector>
        <draw:connector draw:style-name="gr4" draw:text-style-name="P5" xml:id="id152" draw:id="id152" draw:layer="layout" svg:x1="10cm" svg:y1="11.029cm" svg:x2="6.6cm" svg:y2="11.971cm" draw:start-shape="id146" draw:start-glue-point="2" draw:end-shape="id151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152" draw:start-glue-point="0" draw:end-shape="id153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46" draw:start-glue-point="3" draw:end-shape="id154" draw:end-glue-point="1" svg:d="M7300 10400h-350v-29h-350" svg:viewBox="0 0 701 30">
          <text:p/>
        </draw:connector>
        <draw:connector draw:style-name="gr4" draw:text-style-name="P5" xml:id="id161" draw:id="id161" draw:layer="layout" svg:x1="18cm" svg:y1="9.628cm" svg:x2="21.4cm" svg:y2="8.028cm" draw:start-shape="id155" draw:start-glue-point="0" draw:end-shape="id156" draw:end-glue-point="3" svg:d="M18000 9628v-1600h3400" svg:viewBox="0 0 3401 1601">
          <text:p/>
        </draw:connector>
        <draw:connector draw:style-name="gr4" draw:text-style-name="P5" xml:id="id155" draw:id="id155" draw:layer="layout" svg:x1="18cm" svg:y1="9.772cm" svg:x2="21.4cm" svg:y2="9.628cm" draw:start-shape="id147" draw:start-glue-point="0" draw:end-shape="id157" draw:end-glue-point="3" svg:d="M18000 9772v-144h3400" svg:viewBox="0 0 3401 145">
          <text:p/>
        </draw:connector>
        <draw:connector draw:style-name="gr4" draw:text-style-name="P5" xml:id="id159" draw:id="id159" draw:layer="layout" svg:x1="18cm" svg:y1="11.029cm" svg:x2="21.4cm" svg:y2="11.171cm" draw:start-shape="id147" draw:start-glue-point="2" draw:end-shape="id158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59" draw:start-glue-point="0" draw:end-shape="id160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61" draw:start-glue-point="0" draw:end-shape="id149" draw:end-glue-point="0" svg:d="M18000 8028v-1930h-14100v502" svg:viewBox="0 0 14101 1931">
          <text:p/>
        </draw:connector>
        <draw:custom-shape draw:style-name="gr18" draw:text-style-name="P6" draw:layer="layout" svg:width="2.372cm" svg:height="4.6cm" draw:transform="rotate (1.5707963267949) translate (16.8cm 9.772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… and all that happens 200 times every second.</text:p>
            <text:p/>
            <text:p>Questions about moving the robot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Interesting Tick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edback_tick() (feedback.c)</text:p>
                <text:list>
                  <text:list-item>
                    <text:p>Sends information back to the computer</text:p>
                  </text:list-item>
                </text:list>
              </text:list-item>
              <text:list-item>
                <text:p>breakbeam_tick_fast() (breakbeam.c)</text:p>
                <text:list>
                  <text:list-item>
                    <text:p>Checks if laser cut by ball</text:p>
                  </text:list-item>
                </text:list>
              </text:list-item>
              <text:list-item>
                <text:p>dribbler_tick() (dribbler.c)</text:p>
                <text:list>
                  <text:list-item>
                    <text:p>Selects dribbler motor PWM value, checks and updates thermal model, and calls motor_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Interesting Tick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rger_tick() (charger.c)</text:p>
              </text:list-item>
            </text:list>
            <text:list text:style-name="L21">
              <text:list-item>
                <text:list>
                  <text:list-item>
                    <text:p>Reads battery and capacitor voltage</text:p>
                  </text:list-item>
                  <text:list-item>
                    <text:p>Decides whether to charge capacitor</text:p>
                  </text:list-item>
                  <text:list-item>
                    <text:p>Computes PWM duty cycle for charging</text:p>
                  </text:list-item>
                  <text:list-item>
                    <text:p>Configures MCU timer to output PWM waveform to MOSFET driver in boost regu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ving the Robot: Execution</text:p>
          </draw:text-box>
        </draw:frame>
        <draw:custom-shape draw:style-name="gr2" draw:text-style-name="P8" xml:id="id163" draw:id="id163" draw:layer="layout" svg:width="5.4cm" svg:height="1.257cm" svg:x="15.3cm" svg:y="9.772cm">
          <text:p text:style-name="P8">XC6SLX9 FPGA</text:p>
          <draw:enhanced-geometry svg:viewBox="0 0 21600 21600" draw:type="rectangle" draw:enhanced-path="M 0 0 L 21600 0 21600 21600 0 21600 0 0 Z N"/>
        </draw:custom-shape>
        <draw:custom-shape draw:style-name="gr2" draw:text-style-name="P8" xml:id="id162" draw:id="id162" draw:layer="layout" svg:width="5.4cm" svg:height="1.257cm" svg:x="7.3cm" svg:y="9.772cm">
          <text:p text:style-name="P8">STM32F4 MCU</text:p>
          <draw:enhanced-geometry svg:viewBox="0 0 21600 21600" draw:type="rectangle" draw:enhanced-path="M 0 0 L 21600 0 21600 21600 0 21600 0 0 Z N"/>
        </draw:custom-shape>
        <draw:custom-shape draw:style-name="gr2" draw:text-style-name="P8" xml:id="id176" draw:id="id176" draw:layer="layout" svg:width="5.4cm" svg:height="1.257cm" svg:x="21.4cm" svg:y="12.143cm">
          <text:p text:style-name="P8">Radio</text:p>
          <draw:enhanced-geometry svg:viewBox="0 0 21600 21600" draw:type="rectangle" draw:enhanced-path="M 0 0 L 21600 0 21600 21600 0 21600 0 0 Z N"/>
        </draw:custom-shape>
        <draw:custom-shape draw:style-name="gr2" draw:text-style-name="P8" xml:id="id174" draw:id="id174" draw:layer="layout" svg:width="5.4cm" svg:height="1.257cm" svg:x="21.4cm" svg:y="10.543cm">
          <text:p text:style-name="P8">Gyroscope</text:p>
          <draw:enhanced-geometry svg:viewBox="0 0 21600 21600" draw:type="rectangle" draw:enhanced-path="M 0 0 L 21600 0 21600 21600 0 21600 0 0 Z N"/>
        </draw:custom-shape>
        <draw:custom-shape draw:style-name="gr2" draw:text-style-name="P8" xml:id="id173" draw:id="id173" draw:layer="layout" svg:width="5.4cm" svg:height="1.257cm" svg:x="21.4cm" svg:y="9cm">
          <text:p text:style-name="P8">Acceleromet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72" draw:id="id172" draw:layer="layout" svg:width="5.4cm" svg:height="1.257cm" svg:x="21.4cm" svg:y="7.4cm">
          <text:p text:style-name="P8">Motors</text:p>
          <draw:enhanced-geometry svg:viewBox="0 0 21600 21600" draw:type="rectangle" draw:enhanced-path="M 0 0 L 21600 0 21600 21600 0 21600 0 0 Z N"/>
        </draw:custom-shape>
        <draw:custom-shape draw:style-name="gr2" draw:text-style-name="P8" xml:id="id169" draw:id="id169" draw:layer="layout" svg:width="5.4cm" svg:height="1.257cm" svg:x="1.2cm" svg:y="12.943cm">
          <text:p text:style-name="P8">Chick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66" draw:id="id166" draw:layer="layout" svg:width="5.4cm" svg:height="1.257cm" svg:x="1.2cm" svg:y="8.2cm">
          <text:p text:style-name="P8">SD Card</text:p>
          <draw:enhanced-geometry svg:viewBox="0 0 21600 21600" draw:type="rectangle" draw:enhanced-path="M 0 0 L 21600 0 21600 21600 0 21600 0 0 Z N"/>
        </draw:custom-shape>
        <draw:custom-shape draw:style-name="gr2" draw:text-style-name="P8" xml:id="id167" draw:id="id167" draw:layer="layout" svg:width="5.4cm" svg:height="1.257cm" svg:x="1.2cm" svg:y="11.343cm">
          <text:p text:style-name="P8">Power Control</text:p>
          <draw:enhanced-geometry svg:viewBox="0 0 21600 21600" draw:type="rectangle" draw:enhanced-path="M 0 0 L 21600 0 21600 21600 0 21600 0 0 Z N"/>
        </draw:custom-shape>
        <draw:custom-shape draw:style-name="gr2" draw:text-style-name="P8" xml:id="id170" draw:id="id170" draw:layer="layout" svg:width="5.4cm" svg:height="1.257cm" svg:x="1.2cm" svg:y="9.743cm">
          <text:p text:style-name="P8">LPS + Breakbeam</text:p>
          <draw:enhanced-geometry svg:viewBox="0 0 21600 21600" draw:type="rectangle" draw:enhanced-path="M 0 0 L 21600 0 21600 21600 0 21600 0 0 Z N"/>
        </draw:custom-shape>
        <draw:custom-shape draw:style-name="gr2" draw:text-style-name="P8" xml:id="id165" draw:id="id165" draw:layer="layout" svg:width="5.4cm" svg:height="1.257cm" svg:x="1.2cm" svg:y="6.6cm">
          <text:p text:style-name="P8">Encod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7cm" svg:y1="10.4cm" svg:x2="15.3cm" svg:y2="10.4cm" draw:start-shape="id162" draw:start-glue-point="1" draw:end-shape="id163" draw:end-glue-point="3" svg:d="M12700 10400h2600" svg:viewBox="0 0 2601 1">
          <text:p text:style-name="P4">ICB</text:p>
          <text:p text:style-name="P4"/>
        </draw:connector>
        <draw:connector draw:style-name="gr4" draw:text-style-name="P5" draw:layer="layout" svg:x1="10cm" svg:y1="8.828cm" svg:x2="6.6cm" svg:y2="7.228cm" draw:start-shape="id164" draw:start-glue-point="0" draw:end-shape="id165" draw:end-glue-point="1" svg:d="M10000 8828v-1600h-3400" svg:viewBox="0 0 3401 1601">
          <text:p/>
        </draw:connector>
        <draw:connector draw:style-name="gr4" draw:text-style-name="P5" xml:id="id164" draw:id="id164" draw:layer="layout" svg:x1="10cm" svg:y1="9.772cm" svg:x2="6.6cm" svg:y2="8.828cm" draw:start-shape="id162" draw:start-glue-point="0" draw:end-shape="id166" draw:end-glue-point="1" svg:d="M10000 9772v-944h-3400" svg:viewBox="0 0 3401 945">
          <text:p/>
        </draw:connector>
        <draw:connector draw:style-name="gr4" draw:text-style-name="P5" xml:id="id168" draw:id="id168" draw:layer="layout" svg:x1="10cm" svg:y1="11.029cm" svg:x2="6.6cm" svg:y2="11.971cm" draw:start-shape="id162" draw:start-glue-point="2" draw:end-shape="id167" draw:end-glue-point="1" svg:d="M10000 11029v942h-3400" svg:viewBox="0 0 3401 943">
          <text:p/>
        </draw:connector>
        <draw:connector draw:style-name="gr4" draw:text-style-name="P5" draw:layer="layout" svg:x1="10cm" svg:y1="11.971cm" svg:x2="6.6cm" svg:y2="13.571cm" draw:start-shape="id168" draw:start-glue-point="0" draw:end-shape="id169" draw:end-glue-point="1" svg:d="M10000 11971v1600h-3400" svg:viewBox="0 0 3401 1601">
          <text:p/>
        </draw:connector>
        <draw:connector draw:style-name="gr4" draw:text-style-name="P5" draw:layer="layout" svg:x1="7.3cm" svg:y1="10.4cm" svg:x2="6.6cm" svg:y2="10.371cm" draw:start-shape="id162" draw:start-glue-point="3" draw:end-shape="id170" draw:end-glue-point="1" svg:d="M7300 10400h-350v-29h-350" svg:viewBox="0 0 701 30">
          <text:p/>
        </draw:connector>
        <draw:connector draw:style-name="gr4" draw:text-style-name="P5" xml:id="id177" draw:id="id177" draw:layer="layout" svg:x1="18cm" svg:y1="9.628cm" svg:x2="21.4cm" svg:y2="8.028cm" draw:start-shape="id171" draw:start-glue-point="0" draw:end-shape="id172" draw:end-glue-point="3" svg:d="M18000 9628v-1600h3400" svg:viewBox="0 0 3401 1601">
          <text:p/>
        </draw:connector>
        <draw:connector draw:style-name="gr4" draw:text-style-name="P5" xml:id="id171" draw:id="id171" draw:layer="layout" svg:x1="18cm" svg:y1="9.772cm" svg:x2="21.4cm" svg:y2="9.628cm" draw:start-shape="id163" draw:start-glue-point="0" draw:end-shape="id173" draw:end-glue-point="3" svg:d="M18000 9772v-144h3400" svg:viewBox="0 0 3401 145">
          <text:p/>
        </draw:connector>
        <draw:connector draw:style-name="gr4" draw:text-style-name="P5" xml:id="id175" draw:id="id175" draw:layer="layout" svg:x1="18cm" svg:y1="11.029cm" svg:x2="21.4cm" svg:y2="11.171cm" draw:start-shape="id163" draw:start-glue-point="2" draw:end-shape="id174" draw:end-glue-point="3" svg:d="M18000 11029v142h3400" svg:viewBox="0 0 3401 143">
          <text:p/>
        </draw:connector>
        <draw:connector draw:style-name="gr4" draw:text-style-name="P5" draw:layer="layout" svg:x1="18cm" svg:y1="11.171cm" svg:x2="21.4cm" svg:y2="12.771cm" draw:start-shape="id175" draw:start-glue-point="0" draw:end-shape="id176" draw:end-glue-point="3" svg:d="M18000 11171v1600h3400" svg:viewBox="0 0 3401 1601">
          <text:p/>
        </draw:connector>
        <draw:connector draw:style-name="gr5" draw:text-style-name="P5" draw:layer="layout" svg:x1="18cm" svg:y1="8.028cm" svg:x2="3.9cm" svg:y2="6.6cm" draw:start-shape="id177" draw:start-glue-point="0" draw:end-shape="id165" draw:end-glue-point="0" svg:d="M18000 8028v-1930h-14100v502" svg:viewBox="0 0 14101 1931">
          <text:p/>
        </draw:connector>
        <draw:custom-shape draw:style-name="gr19" draw:text-style-name="P6" draw:layer="layout" svg:width="4cm" svg:height="3.971cm" svg:x="6.6cm" svg:y="11.029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rmal and Fast T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rmal: 200 Hz frequency (5 ms period)</text:p>
                <text:list>
                  <text:list-item>
                    <text:p>Control loops and motors</text:p>
                  </text:list-item>
                  <text:list-item>
                    <text:p>Capacitor charging</text:p>
                  </text:list-item>
                  <text:list-item>
                    <text:p>Implemented as FreeRTOS task</text:p>
                  </text:list-item>
                </text:list>
              </text:list-item>
              <text:list-item>
                <text:p>Fast: 8 kHz frequency (125 µs period)</text:p>
                <text:list>
                  <text:list-item>
                    <text:p>Auto-kick breakbeam checking and firing</text:p>
                  </text:list-item>
                  <text:list-item>
                    <text:p>Lateral position sensor sampling</text:p>
                  </text:list-item>
                  <text:list-item>
                    <text:p>Implemented as hardware I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urces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does this function do?</text:p>
                <text:list>
                  <text:list-item>
                    <text:p>Doxygen comments</text:p>
                  </text:list-item>
                </text:list>
              </text:list-item>
              <text:list-item>
                <text:p>What’s the format of this ICB packet?</text:p>
                <text:list>
                  <text:list-item>
                    <text:p>icb.h</text:p>
                  </text:list-item>
                </text:list>
              </text:list-item>
              <text:list-item>
                <text:p>What’s the format of this radio packet?</text:p>
                <text:list>
                  <text:list-item>
                    <text:p>Wiki→Electrical Resources→Radio Protocol→2013</text:p>
                  </text:list-item>
                </text:list>
              </text:list-item>
              <text:list-item>
                <text:p>What does this peripheral register do?</text:p>
                <text:list>
                  <text:list-item>
                    <text:p>STM32F4 reference manual</text:p>
                  </text:list-item>
                </text:list>
              </text:list-item>
              <text:list-item>
                <text:p>What’s attached to this I/O pin?</text:p>
                <text:list>
                  <text:list-item>
                    <text:p>KiCad schematic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Final 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21:44:29.274070049</meta:creation-date>
    <dc:date>2015-10-23T00:14:18.233552140</dc:date>
    <meta:editing-duration>PT2H28M20S</meta:editing-duration>
    <meta:editing-cycles>169</meta:editing-cycles>
    <meta:generator>LibreOffice/4.4.5.2$Linux_X86_64 LibreOffice_project/40m0$Build-2</meta:generator>
    <meta:document-statistic meta:object-count="485"/>
  </office:meta>
</office:document-meta>
</file>